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6A000003826191D4D0C5CB0452.png" manifest:media-type="image/png"/>
  <manifest:file-entry manifest:full-path="Pictures/1000000000000020000000204B249CA79A42C6D7.png" manifest:media-type="image/png"/>
  <manifest:file-entry manifest:full-path="Pictures/1000000000000193000000AA12D58A5543FB92FD.png" manifest:media-type="image/png"/>
  <manifest:file-entry manifest:full-path="Pictures/10000000000000A100000045EBBA0333419091BD.png" manifest:media-type="image/png"/>
  <manifest:file-entry manifest:full-path="Pictures/10000200000000BD0000005780074AFEF1F9631A.gif" manifest:media-type="image/gif"/>
  <manifest:file-entry manifest:full-path="Pictures/100000000000012B00000090759FCD465E737650.png" manifest:media-type="image/png"/>
  <manifest:file-entry manifest:full-path="Pictures/10000201000002FF0000020DC5C64C49F6304BCD.png" manifest:media-type="image/png"/>
  <manifest:file-entry manifest:full-path="Pictures/1000000000000203000001DC51A0E562D6B3CBAE.jpg" manifest:media-type="image/jpeg"/>
  <manifest:file-entry manifest:full-path="Pictures/10000201000001E9000001FDBD0336B0A2D398AC.png" manifest:media-type="image/png"/>
  <manifest:file-entry manifest:full-path="Pictures/10000000000006A2000006A096F47F01135491BF.jpg" manifest:media-type="image/jpeg"/>
  <manifest:file-entry manifest:full-path="Pictures/100002010000060F000004AE27C739175E4CC84F.png" manifest:media-type="image/png"/>
  <manifest:file-entry manifest:full-path="Pictures/100000000000021A000000EB6285872D98976191.jpg" manifest:media-type="image/jpeg"/>
  <manifest:file-entry manifest:full-path="Pictures/1000000000000134000000A0CD0B87F70EC6BDE1.png" manifest:media-type="image/png"/>
  <manifest:file-entry manifest:full-path="Pictures/100000000000013500000090955B3E463ED87F93.png" manifest:media-type="image/png"/>
  <manifest:file-entry manifest:full-path="Pictures/100000000000010D000000B55A89E32486C4088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" style:family="graphic" style:parent-style-name="standard">
      <style:graphic-properties draw:stroke="none" draw:fill="none" draw:fill-color="#3333ff" fo:min-height="0.713cm"/>
      <style:paragraph-properties style:writing-mode="lr-tb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  <style:paragraph-properties style:writing-mode="lr-tb"/>
    </style:style>
    <style:style style:name="gr7" style:family="graphic" style:parent-style-name="standard">
      <style:graphic-properties draw:stroke="none" draw:fill="none" fo:min-height="0.396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fo:min-height="2.54cm"/>
      <style:paragraph-properties style:writing-mode="lr-tb"/>
    </style:style>
    <style:style style:name="pr2" style:family="presentation" style:parent-style-name="Default-title">
      <style:graphic-properties draw:stroke="none" draw:fill="none" draw:fill-color="#ff3333" fo:min-height="1.889cm"/>
      <style:paragraph-properties style:writing-mode="lr-tb"/>
    </style:style>
    <style:style style:name="pr3" style:family="presentation" style:parent-style-name="Default-title">
      <style:graphic-properties draw:stroke="none" draw:fill="none" draw:fill-color="#ff3333" fo:min-height="1.57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000ff" fo:font-weight="bold" style:font-weight-asian="bold" style:font-weight-complex="bold"/>
    </style:style>
    <style:style style:name="P3" style:family="paragraph">
      <loext:graphic-properties draw:fill="none" draw:fill-color="#ff3333"/>
      <style:paragraph-properties fo:text-align="start"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3333"/>
      <style:paragraph-properties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 style:writing-mode="lr-tb"/>
      <style:text-properties fo:font-size="22pt" style:font-size-asian="22pt" style:font-size-complex="22pt"/>
    </style:style>
    <style:style style:name="P9" style:family="paragraph">
      <loext:graphic-properties draw:fill="none" draw:fill-color="#3333ff"/>
      <style:paragraph-properties style:writing-mode="lr-tb"/>
      <style:text-properties fo:color="#3333ff"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paragraph-properties fo:text-align="justify" style:writing-mode="lr-tb"/>
      <style:text-properties fo:color="#0000ff" fo:font-size="20pt" style:font-size-asian="20pt" style:font-size-complex="20pt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3333ff" style:text-underline-style="solid" style:text-underline-width="auto" style:text-underline-color="font-color"/>
    </style:style>
    <style:style style:name="T7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7.78cm" svg:height="2.54cm" svg:x="6.858cm" svg:y="0.254cm" presentation:class="title" presentation:user-transformed="true">
          <draw:text-box>
            <text:p text:style-name="P1"><text:span text:style-name="T1">Videoblog: Píldoras de conocimiento</text:span></text:p>
          </draw:text-box>
        </draw:frame>
        <draw:frame presentation:style-name="pr2" draw:text-style-name="P3" draw:layer="layout" svg:width="20.066cm" svg:height="1.889cm" svg:x="6.604cm" svg:y="2.439cm">
          <draw:text-box>
            <text:p text:style-name="P1"><text:span text:style-name="T2">Vídeo 45</text:span><text:span text:style-name="T3">: FPGAs: Pulsadores 1. Etapas de procesamiento de las entradas</text:span></text:p>
          </draw:text-box>
        </draw:frame>
        <draw:frame draw:style-name="gr1" draw:text-style-name="P4" draw:layer="layout" svg:width="4.259cm" svg:height="1.825cm" svg:x="2.19cm" svg:y="4.328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1" draw:text-style-name="P4" draw:layer="layout" svg:width="5.605cm" svg:height="3.836cm" svg:x="0.254cm" svg:y="0.492cm">
          <draw:image xlink:href="Pictures/10000201000002FF0000020DC5C64C49F6304BCD.png" xlink:type="simple" xlink:show="embed" xlink:actuate="onLoad" loext:mime-type="image/png">
            <text:p/>
          </draw:image>
        </draw:frame>
        <draw:frame draw:style-name="gr1" draw:text-style-name="P4" draw:layer="layout" svg:width="4.041cm" svg:height="1.704cm" svg:x="23.114cm" svg:y="18.97cm">
          <draw:image xlink:href="Pictures/1000000000000193000000AA12D58A5543FB92FD.png" xlink:type="simple" xlink:show="embed" xlink:actuate="onLoad" loext:mime-type="image/png">
            <text:p/>
          </draw:image>
        </draw:frame>
        <draw:line draw:style-name="gr2" draw:text-style-name="P4" draw:layer="layout" svg:x1="0cm" svg:y1="18.287cm" svg:x2="28cm" svg:y2="18.287cm">
          <text:p/>
        </draw:line>
        <draw:frame draw:style-name="gr1" draw:text-style-name="P4" draw:layer="layout" svg:width="3.476cm" svg:height="1.6cm" svg:x="15.574cm" svg:y="18.973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4" draw:layer="layout" svg:width="2.11cm" svg:height="1.95cm" svg:x="19.988cm" svg:y="18.623cm">
          <draw:image xlink:href="Pictures/1000000000000203000001DC51A0E562D6B3CBAE.jpg" xlink:type="simple" xlink:show="embed" xlink:actuate="onLoad" loext:mime-type="image/jpeg">
            <text:p/>
          </draw:image>
        </draw:frame>
        <draw:frame draw:style-name="gr1" draw:text-style-name="P4" draw:layer="layout" svg:width="2.285cm" svg:height="2.282cm" svg:x="0.254cm" svg:y="18.545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" draw:text-style-name="P4" draw:layer="layout" svg:width="3.302cm" svg:height="2.551cm" svg:x="3.048cm" svg:y="18.448cm">
          <draw:image xlink:href="Pictures/100002010000060F000004AE27C739175E4CC84F.png" xlink:type="simple" xlink:show="embed" xlink:actuate="onLoad" loext:mime-type="image/png">
            <text:p/>
          </draw:image>
        </draw:frame>
        <draw:frame presentation:style-name="pr3" draw:text-style-name="P5" draw:layer="layout" svg:width="8.128cm" svg:height="1.575cm" svg:x="6.382cm" svg:y="18.971cm">
          <draw:text-box>
            <text:p><text:span text:style-name="T4">Madrid, 2021-Abril-07</text:span></text:p>
          </draw:text-box>
        </draw:frame>
        <draw:frame draw:style-name="gr1" draw:text-style-name="P4" draw:layer="layout" svg:width="4.453cm" svg:height="1.908cm" svg:x="1.872cm" svg:y="4.825cm">
          <draw:image xlink:href="Pictures/10000000000000A100000045EBBA0333419091BD.png" xlink:type="simple" xlink:show="embed" xlink:actuate="onLoad" loext:mime-type="image/png">
            <text:p/>
          </draw:image>
        </draw:frame>
        <draw:custom-shape draw:style-name="gr3" draw:text-style-name="P6" draw:layer="layout" svg:width="14.224cm" svg:height="3.302cm" svg:x="0.762cm" svg:y="1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8.636cm" svg:height="1.016cm" svg:x="1.524cm" svg:y="14.998cm">
          <draw:text-box>
            <text:p text:style-name="P7"><text:span text:style-name="T5">Juan González Gómez</text:span></text:p>
          </draw:text-box>
        </draw:frame>
        <draw:frame draw:style-name="gr5" draw:text-style-name="P9" draw:layer="layout" svg:width="7.868cm" svg:height="0.963cm" svg:x="1.53cm" svg:y="16.575cm">
          <draw:text-box>
            <text:p><text:span text:style-name="T6"><text:a xlink:href="https://github.com/Obijuan" xlink:type="simple">https://github.com/Obijuan</text:a></text:span></text:p>
          </draw:text-box>
        </draw:frame>
        <draw:frame draw:style-name="gr6" draw:text-style-name="P10" draw:layer="layout" svg:width="6.096cm" svg:height="1.27cm" svg:x="1.53cm" svg:y="15.683cm">
          <draw:text-box>
            <text:p text:style-name="P7"><text:span text:style-name="T7">@Obijuan_cube</text:span></text:p>
          </draw:text-box>
        </draw:frame>
        <draw:frame draw:style-name="gr1" draw:text-style-name="P4" draw:layer="layout" svg:width="4.652cm" svg:height="2.032cm" svg:x="10.08cm" svg:y="15.252cm">
          <draw:image xlink:href="Pictures/100000000000021A000000EB6285872D98976191.jpg" xlink:type="simple" xlink:show="embed" xlink:actuate="onLoad" loext:mime-type="image/jpeg">
            <text:p/>
          </draw:image>
        </draw:frame>
        <draw:frame draw:style-name="gr1" draw:text-style-name="P4" draw:layer="layout" svg:width="4.453cm" svg:height="1.908cm" svg:x="1.872cm" svg:y="4.838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1" draw:text-style-name="P4" draw:layer="layout" svg:width="4.453cm" svg:height="1.908cm" svg:x="1.873cm" svg:y="4.827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7" draw:text-style-name="P11" draw:layer="layout" svg:width="0.502cm" svg:height="1.187cm" svg:x="13.01cm" svg:y="10.766cm">
          <draw:text-box>
            <text:p/>
          </draw:text-box>
        </draw:frame>
        <draw:frame draw:style-name="gr8" draw:text-style-name="P4" draw:layer="layout" svg:width="6.002cm" svg:height="2.797cm" svg:x="0.762cm" svg:y="5.586cm">
          <draw:image xlink:href="Pictures/100000000000013500000090955B3E463ED87F93.png" xlink:type="simple" xlink:show="embed" xlink:actuate="onLoad" loext:mime-type="image/png">
            <text:p/>
          </draw:image>
        </draw:frame>
        <draw:frame draw:style-name="gr8" draw:text-style-name="P4" draw:layer="layout" svg:width="5.759cm" svg:height="2.773cm" svg:x="7.195cm" svg:y="5.61cm">
          <draw:image xlink:href="Pictures/100000000000012B00000090759FCD465E737650.png" xlink:type="simple" xlink:show="embed" xlink:actuate="onLoad" loext:mime-type="image/png">
            <text:p/>
          </draw:image>
        </draw:frame>
        <draw:frame draw:style-name="gr8" draw:text-style-name="P4" draw:layer="layout" svg:width="5.88cm" svg:height="3.054cm" svg:x="0.762cm" svg:y="9.399cm">
          <draw:image xlink:href="Pictures/1000000000000134000000A0CD0B87F70EC6BDE1.png" xlink:type="simple" xlink:show="embed" xlink:actuate="onLoad" loext:mime-type="image/png">
            <text:p/>
          </draw:image>
        </draw:frame>
        <draw:frame draw:style-name="gr8" draw:text-style-name="P4" draw:layer="layout" svg:width="5.283cm" svg:height="3.554cm" svg:x="7.671cm" svg:y="8.893cm">
          <draw:image xlink:href="Pictures/100000000000010D000000B55A89E32486C4088E.png" xlink:type="simple" xlink:show="embed" xlink:actuate="onLoad" loext:mime-type="image/png">
            <text:p/>
          </draw:image>
        </draw:frame>
        <draw:frame draw:style-name="gr8" draw:text-style-name="P4" draw:layer="layout" svg:width="4.826cm" svg:height="5.023cm" svg:x="16.256cm" svg:y="4.572cm">
          <draw:image xlink:href="Pictures/10000201000001E9000001FDBD0336B0A2D398AC.png" xlink:type="simple" xlink:show="embed" xlink:actuate="onLoad" loext:mime-type="image/png">
            <text:p/>
          </draw:image>
        </draw:frame>
        <draw:frame draw:style-name="gr8" draw:text-style-name="P4" draw:layer="layout" svg:width="11.176cm" svg:height="11.484cm" svg:x="16.002cm" svg:y="6.604cm">
          <draw:image xlink:href="Pictures/100002010000036A000003826191D4D0C5CB0452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4-07T17:18:07.245362937</dc:date>
    <meta:editing-duration>P8DT1H29M6S</meta:editing-duration>
    <meta:editing-cycles>566</meta:editing-cycles>
    <meta:generator>LibreOffice/6.4.6.2$Linux_X86_64 LibreOffice_project/40$Build-2</meta:generator>
    <meta:print-date>2017-10-04T10:42:29.653181544</meta:print-date>
    <meta:document-statistic meta:object-count="49"/>
  </office:meta>
</office:document-meta>
</file>